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984375cm"/>
    </style:style>
    <style:style style:name="ro1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  <style:map style:condition="of:is-true-formula(LEN(TRIM([.A1]))&gt;0)" style:apply-style-name="cf2" style:base-cell-address="Feuille_1.A1"/>
    </style:style>
    <style:style style:name="ce4" style:family="table-cell">
      <style:map style:condition="of:is-true-formula(LEN(TRIM([.A1]))&gt;0)" style:apply-style-name="cf2" style:base-cell-address="Feuille_1.A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le_1" table:style-name="ta1">
        <table:table-column table:style-name="co1" table:number-columns-repeated="26" table:default-cell-style-name="ce1"/>
        <table:table-column table:style-name="co2" table:number-columns-repeated="998" table:default-cell-style-name="ce1"/>
        <table:table-column table:style-name="co3" table:number-columns-repeated="15360" table:default-cell-style-name="ce1"/>
        <table:table-row table:style-name="ro1"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table:style-name="ce4"/>
          <table:table-cell table:style-name="ce4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4"/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table:style-name="ce4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4"/>
          <table:table-cell table:style-name="ce4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D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4"/>
          <table:table-cell table:style-name="ce4"/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4"/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table:style-name="ce4"/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table:style-name="ce4"/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table:style-name="ce4"/>
          <table:table-cell table:style-name="ce4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4"/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table:style-name="ce4"/>
          <table:table-cell table:style-name="ce4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4"/>
          <table:table-cell table:style-name="ce4"/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4"/>
          <table:table-cell table:style-name="ce4"/>
          <table:table-cell office:value-type="float" office:value="1" table:style-name="ce3">
            <text:p>1</text:p>
          </table:table-cell>
          <table:table-cell table:style-name="ce4"/>
          <table:table-cell table:style-name="ce4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style-name="ro1">
          <table:table-cell table:style-name="ce4"/>
          <table:table-cell office:value-type="string" table:style-name="ce3">
            <text:p>A</text:p>
          </table:table-cell>
          <table:table-cell table:style-name="ce4"/>
          <table:table-cell table:style-name="ce4"/>
          <table:table-cell table:style-name="ce4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9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000000"/>
    </style:style>
    <style:style style:name="ConditionalStyle_1" style:family="table-cell" style:data-style-name="N0">
      <style:table-cell-properties style:vertical-align="automatic" fo:background-color="#0000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2" style:family="table-cell">
      <style:table-cell-properties fo:background-color="#000000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12</meta:generator>
    <dc:creator>Microsoft Office User</dc:creator>
    <dc:date>2019-05-27T19:45:20Z</dc:date>
  </office:meta>
</office:document-meta>
</file>